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6a1" officeooo:paragraph-rsid="001a46a1"/>
    </style:style>
    <style:style style:name="P2" style:family="paragraph" style:parent-style-name="Standard">
      <style:text-properties officeooo:rsid="001daea8" officeooo:paragraph-rsid="001daea8"/>
    </style:style>
    <style:style style:name="P3" style:family="paragraph" style:parent-style-name="Standard">
      <style:text-properties officeooo:rsid="001daea8" officeooo:paragraph-rsid="001f6fe9"/>
    </style:style>
    <style:style style:name="P4" style:family="paragraph" style:parent-style-name="Standard">
      <style:text-properties officeooo:rsid="001f6fe9" officeooo:paragraph-rsid="001f6fe9"/>
    </style:style>
    <style:style style:name="P5" style:family="paragraph" style:parent-style-name="Standard">
      <style:text-properties officeooo:rsid="00200a04" officeooo:paragraph-rsid="00200a04"/>
    </style:style>
    <style:style style:name="P6" style:family="paragraph" style:parent-style-name="Standard">
      <style:text-properties officeooo:rsid="00228053" officeooo:paragraph-rsid="00228053"/>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text-properties fo:font-weight="bold" officeooo:rsid="0024629c" officeooo:paragraph-rsid="0024629c" style:font-weight-asian="bold" style:font-weight-complex="bold"/>
    </style:style>
    <style:style style:name="P9" style:family="paragraph" style:parent-style-name="Standard">
      <style:paragraph-properties fo:text-align="start" style:justify-single-word="false"/>
      <style:text-properties fo:font-weight="normal" officeooo:rsid="00234fea" officeooo:paragraph-rsid="00234fea" style:font-weight-asian="normal" style:font-weight-complex="normal"/>
    </style:style>
    <style:style style:name="P10" style:family="paragraph" style:parent-style-name="Standard">
      <style:paragraph-properties fo:text-align="start" style:justify-single-word="false"/>
      <style:text-properties fo:font-weight="normal" officeooo:rsid="0024629c" officeooo:paragraph-rsid="0024629c"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f6fe9" style:font-style-asian="normal" style:font-style-complex="normal"/>
    </style:style>
    <style:style style:name="T4" style:family="text">
      <style:text-properties fo:font-style="normal" officeooo:rsid="0020fa9f" style:font-style-asian="normal" style:font-style-complex="normal"/>
    </style:style>
    <style:style style:name="T5" style:family="text">
      <style:text-properties officeooo:rsid="0024629c"/>
    </style:style>
    <style:style style:name="T6" style:family="text">
      <style:text-properties officeooo:rsid="002593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do /<text:span text:style-name="T1">opt</text:span><text:span text:style-name="T2">/lamp/manager-linux-64.run</text:span></text:p>
      <text:p text:style-name="P1"><text:span text:style-name="T2"/></text:p>
      <text:p text:style-name="P2"><text:span text:style-name="T2">como/quiero/para</text:span></text:p>
      <text:p text:style-name="P2"><text:span text:style-name="T2"/></text:p>
      <text:p text:style-name="P2"><text:span text:style-name="T2"/></text:p>
      <text:p text:style-name="P2"><text:span text:style-name="T2">un administrador quiero calcula el valor de los empleados </text:span><text:span text:style-name="T3">para eso se les pedirá a los empleados datos clave</text:span></text:p>
      <text:p text:style-name="P2"><text:span text:style-name="T2"/></text:p>
      <text:p text:style-name="P2"><text:span text:style-name="T2"/></text:p>
      <text:p text:style-name="P2"><text:span text:style-name="T2"/></text:p>
      <text:p text:style-name="P3"><text:span text:style-name="T2">quiero registrar la información importante de l</text:span><text:span text:style-name="T3">os</text:span><text:span text:style-name="T2"> empleados </text:span></text:p>
      <text:p text:style-name="P2"><text:span text:style-name="T2"/></text:p>
      <text:p text:style-name="P2"><text:span text:style-name="T2"/></text:p>
      <text:p text:style-name="P2"><text:span text:style-name="T2">como administrador quiero saber el valor del sueldo de mis empleados</text:span></text:p>
      <text:p text:style-name="P2"><text:span text:style-name="T2">quiero saber cual es el total del sueldo base junto con el descuento</text:span></text:p>
      <text:p text:style-name="P2"/>
      <text:p text:style-name="P2"/>
      <text:p text:style-name="P2"/>
      <text:p text:style-name="P2"/>
      <text:p text:style-name="P4"><text:span text:style-name="T2">Análisis de problema</text:span></text:p>
      <text:p text:style-name="P4"/>
      <text:p text:style-name="P4"><text:span text:style-name="T2">El análisis del problema consiste en especificar los objetos,características y relaciones entres estos, y que hacen parte </text:span></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oft-page-break/><text:span text:style-name="T4"/></text:p>
      <text:p text:style-name="P7">caso de estudio: Alquiler de chivas rumberas</text:p>
      <text:p text:style-name="P7"/>
      <text:p text:style-name="P7"/>
      <text:p text:style-name="P7"/>
      <text:p text:style-name="P7"/>
      <text:p text:style-name="P9">se quiere <text:s/>construir un solución para gestionar la información de un sistema de alquiler de chivas rumberas para la ciudad de Ibagué. La aplicación por desarrollar permitirá administrar la información de una chiva rumbera. En esta solución, por cada chiva rumbera se dispone <text:span text:style-name="T5">de los siguientes datos: nombre de la chiva, capacidad <text:s/>de la chiva (numero de pasajeros permitidos, tanto sentados como de pie), cantidad de sillas, precio por hora y horas alquiladas (acumulado el numero <text:s/>de horas de la chiva en todos los alquileres)</text:span></text:p>
      <text:p text:style-name="P9"/>
      <text:p text:style-name="P10">para ello, la solución deberá permitir crear un chiva, para lo cual se requiere el nombre de la chiva, capacidad de la chiva, cantidad de sillas y el precio por hora, registrar alquiler de una chiva (para lo <text:s/>cual se solicita <text:s/>el numero de horas de alquiler y se acumulara con las existentes), y calcular el dinero recaudado por alquiler de la chiva, a partir de las horas alquiladas y el precio por hora.</text:p>
      <text:p text:style-name="P10"/>
      <text:p text:style-name="P10"/>
      <text:p text:style-name="P10"/>
      <text:p text:style-name="P8">Historia de usuario </text:p>
      <text:p text:style-name="P8"/>
      <text:p text:style-name="P10">como usuario, quiero poder registrar una nueva chiva rumbera en el sistema con su respectivo nombre, capacidad, cantidad de sillas y precio por hora </text:p>
      <text:p text:style-name="P10"/>
      <text:p text:style-name="P10"/>
      <text:p text:style-name="P10"/>
      <text:p text:style-name="P10">como usuario, quiero poder registrar el alquiler de una chiva rum<text:span text:style-name="T6">bera especificando el numero</text:span></text:p>
      <text:p text:style-name="P10"/>
      <text:p text:style-name="P10"/>
      <text:p text:style-name="P10"/>
      <text:p text:style-name="P10"/>
      <text:p text:style-name="P10"/>
      <text:p text:style-name="P10"/>
      <text:p text:style-name="P4"/>
      <text:p text:style-name="P4"/>
      <text:p text:style-name="P4"/>
      <text:p text:style-name="P5"/>
      <text:p text:style-name="P5"/>
      <text:p text:style-name="P6"/>
      <text:p text:style-name="P5"><text:span text:style-name="T2"/></text:p>
      <text:p text:style-name="P5"><text:span text:style-name="T2"/></text:p>
      <text:p text:style-name="P5"><text:span text:style-name="T2"/></text:p>
      <text:p text:style-name="P2"><text:span text:style-name="T2"/></text:p>
      <text:p text:style-name="P2"><text:span text:style-name="T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2T09:29:06.555575616</meta:creation-date>
    <dc:date>2024-03-02T12:27:37.058206000</dc:date>
    <meta:editing-duration>PT1M18S</meta:editing-duration>
    <meta:editing-cycles>1</meta:editing-cycles>
    <meta:document-statistic meta:table-count="0" meta:image-count="0" meta:object-count="0" meta:page-count="2" meta:paragraph-count="14" meta:word-count="281" meta:character-count="1735" meta:non-whitespace-character-count="1459"/>
    <meta:generator>LibreOffice/7.3.7.2$Linux_X86_64 LibreOffice_project/30$Build-2</meta:generator>
  </office:meta>
</office:document-meta>
</file>